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false">|</mo>
      <mrow>
        <mstyle mathvariant="bold">
          <mi>j</mi>
        </mstyle>
      </mrow>
      <mo fence="true" stretchy="false">|</mo>
    </mrow>
    <annotation encoding="StarMath 5.0">lline bold j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49:46.379000000</meta:creation-date>
    <meta:generator>LibreOffice/4.2.4.2$Windows_x86 LibreOffice_project/63150712c6d317d27ce2db16eb94c2f3d7b699f8</meta:generator>
  </office:meta>
</office:document-meta>
</file>